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9400000094B3249DA71363AE1A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 Sans1" svg:font-family="'Open Sans', sans-serif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 Sans2" svg:font-family="'Open Sans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403cm" table:align="margins" style:writing-mode="page"/>
    </style:style>
    <style:style style:name="Tableau2.A" style:family="table-column">
      <style:table-column-properties style:column-width="3.965cm" style:rel-column-width="14932*"/>
    </style:style>
    <style:style style:name="Tableau2.B" style:family="table-column">
      <style:table-column-properties style:column-width="3.441cm" style:rel-column-width="12960*"/>
    </style:style>
    <style:style style:name="Tableau2.C" style:family="table-column">
      <style:table-column-properties style:column-width="9.996cm" style:rel-column-width="37643*"/>
    </style:style>
    <style:style style:name="Tableau2.A1" style:family="table-cell">
      <style:table-cell-properties fo:background-color="#55555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555555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8" style:family="paragraph" style:parent-style-name="Table_20_Contents"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DejaVu Sans2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paragraph-rsid="0032d14d"/>
    </style:style>
    <style:style style:name="P24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</style:style>
    <style:style style:name="P26" style:family="paragraph" style:parent-style-name="Table_20_Contents">
      <style:paragraph-properties fo:text-align="justify" style:justify-single-word="false"/>
      <style:text-properties officeooo:paragraph-rsid="0032d14d"/>
    </style:style>
    <style:style style:name="P27" style:family="paragraph" style:parent-style-name="Table_20_Contents">
      <style:paragraph-properties fo:text-align="center" style:justify-single-word="false"/>
      <style:text-properties officeooo:rsid="0035e4a1" officeooo:paragraph-rsid="0035e4a1"/>
    </style:style>
    <style:style style:name="P28" style:family="paragraph" style:parent-style-name="Frame_20_contents">
      <style:paragraph-properties fo:text-align="end" style:justify-single-word="false"/>
      <style:text-properties officeooo:paragraph-rsid="00242b3f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4acf49" officeooo:paragraph-rsid="004acf49" style:font-size-asian="9pt" style:font-style-asian="normal" style:font-size-complex="9pt" style:font-style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P33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4" style:family="paragraph" style:parent-style-name="Text_20_body">
      <style:text-properties fo:language="fr" fo:country="FR"/>
    </style:style>
    <style:style style:name="P35" style:family="paragraph" style:parent-style-name="Text_20_body">
      <style:text-properties fo:color="#000000" style:font-name="Monospace" fo:font-size="9pt" style:font-name-asian="Monospace" style:font-size-asian="9pt" style:font-name-complex="Monospace" style:font-size-complex="9pt"/>
    </style:style>
    <style:style style:name="P36" style:family="paragraph" style:parent-style-name="Text_20_body">
      <style:text-properties officeooo:paragraph-rsid="0032d14d"/>
    </style:style>
    <style:style style:name="P37" style:family="paragraph" style:parent-style-name="Text_20_body">
      <style:paragraph-properties fo:text-align="justify" style:justify-single-word="false"/>
      <style:text-properties officeooo:paragraph-rsid="0032d14d"/>
    </style:style>
    <style:style style:name="P38" style:family="paragraph" style:parent-style-name="Text_20_body">
      <style:text-properties officeooo:rsid="003466f6" officeooo:paragraph-rsid="003466f6"/>
    </style:style>
    <style:style style:name="P39" style:family="paragraph" style:parent-style-name="Text_20_body">
      <style:text-properties officeooo:rsid="003b8f9a" officeooo:paragraph-rsid="003b8f9a"/>
    </style:style>
    <style:style style:name="P40" style:family="paragraph" style:parent-style-name="Text_20_body">
      <style:text-properties officeooo:rsid="003b1bfb" officeooo:paragraph-rsid="003b1bfb"/>
    </style:style>
    <style:style style:name="P41" style:family="paragraph" style:parent-style-name="Text_20_body">
      <style:text-properties officeooo:rsid="003b1bfb" officeooo:paragraph-rsid="00453a37"/>
    </style:style>
    <style:style style:name="P42" style:family="paragraph" style:parent-style-name="Text_20_body">
      <style:text-properties officeooo:paragraph-rsid="0043723c"/>
    </style:style>
    <style:style style:name="P43" style:family="paragraph" style:parent-style-name="Text_20_body">
      <style:text-properties officeooo:paragraph-rsid="00453a37"/>
    </style:style>
    <style:style style:name="P44" style:family="paragraph" style:parent-style-name="Balise">
      <style:text-properties style:use-window-font-color="true"/>
    </style:style>
    <style:style style:name="P45" style:family="paragraph" style:parent-style-name="Code">
      <style:text-properties style:font-name="DejaVu Sans1" fo:font-size="10pt" style:font-size-asian="10pt" style:font-size-complex="10pt"/>
    </style:style>
    <style:style style:name="P46" style:family="paragraph" style:parent-style-name="Text_20_body">
      <style:paragraph-properties fo:padding="0.049cm" fo:border="0.06pt solid #000000" style:shadow="none"/>
      <style:text-properties fo:font-weight="bold" officeooo:paragraph-rsid="0032d14d" style:font-weight-asian="bold" style:font-weight-complex="bold"/>
    </style:style>
    <style:style style:name="P47" style:family="paragraph" style:parent-style-name="Text_20_body">
      <style:paragraph-properties fo:padding="0.049cm" fo:border="0.06pt solid #000000" style:shadow="none"/>
      <style:text-properties fo:font-weight="bold" officeooo:rsid="0040009e" officeooo:paragraph-rsid="0040009e" style:font-weight-asian="bold" style:font-weight-complex="bold"/>
    </style:style>
    <style:style style:name="P48" style:family="paragraph" style:parent-style-name="Standard">
      <style:paragraph-properties fo:break-before="page"/>
    </style:style>
    <style:style style:name="P49" style:family="paragraph" style:parent-style-name="Tableau_20_entête">
      <style:paragraph-properties fo:text-align="center" style:justify-single-word="false"/>
    </style:style>
    <style:style style:name="P50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53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54" style:family="paragraph" style:parent-style-name="Table_20_Contents">
      <style:paragraph-properties fo:text-align="center" style:justify-single-word="false"/>
      <style:text-properties officeooo:rsid="00686e01" officeooo:paragraph-rsid="00686e01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line-height="100%" fo:text-align="center" style:justify-single-word="false"/>
      <style:text-properties fo:color="#ffffff" fo:font-size="9pt" fo:font-weight="bold" fo:background-color="#5bc0de"/>
    </style:style>
    <style:style style:name="P57" style:family="paragraph" style:parent-style-name="Table_20_Contents">
      <style:paragraph-properties fo:line-height="142%"/>
    </style:style>
    <style:style style:name="P58" style:family="paragraph" style:parent-style-name="Heading_20_1">
      <style:text-properties officeooo:rsid="003b1bfb" officeooo:paragraph-rsid="003b1bfb"/>
    </style:style>
    <style:style style:name="P59" style:family="paragraph" style:parent-style-name="Heading_20_1">
      <style:text-properties officeooo:rsid="0040009e" officeooo:paragraph-rsid="0040009e"/>
    </style:style>
    <style:style style:name="P60" style:family="paragraph" style:parent-style-name="Heading_20_1">
      <style:paragraph-properties fo:break-before="page"/>
      <style:text-properties fo:color="#ffffff"/>
    </style:style>
    <style:style style:name="P61" style:family="paragraph" style:parent-style-name="Heading_20_2">
      <style:text-properties officeooo:paragraph-rsid="003b8f9a"/>
    </style:style>
    <style:style style:name="P62" style:family="paragraph" style:parent-style-name="Heading_20_2">
      <style:paragraph-properties fo:break-before="page"/>
      <style:text-properties officeooo:paragraph-rsid="0043723c"/>
    </style:style>
    <style:style style:name="P63" style:family="paragraph" style:parent-style-name="Heading_20_3">
      <style:text-properties officeooo:rsid="00453a37" officeooo:paragraph-rsid="00453a37"/>
    </style:style>
    <style:style style:name="P64" style:family="paragraph" style:parent-style-name="Heading_20_3">
      <style:text-properties officeooo:paragraph-rsid="0032d14d"/>
    </style:style>
    <style:style style:name="P65" style:family="paragraph" style:parent-style-name="Heading_20_3">
      <style:text-properties officeooo:paragraph-rsid="00453a37"/>
    </style:style>
    <style:style style:name="P66" style:family="paragraph" style:parent-style-name="Text_20_body" style:list-style-name="L1">
      <style:text-properties officeooo:paragraph-rsid="004dd2d2"/>
    </style:style>
    <style:style style:name="P67" style:family="paragraph" style:parent-style-name="Text_20_body" style:list-style-name="L2"/>
    <style:style style:name="P68" style:family="paragraph" style:parent-style-name="Text_20_body" style:list-style-name="L3">
      <style:text-properties officeooo:paragraph-rsid="002f7ecb"/>
    </style:style>
    <style:style style:name="P69" style:family="paragraph" style:parent-style-name="Text_20_body" style:list-style-name="L4"/>
    <style:style style:name="P70" style:family="paragraph" style:parent-style-name="Text_20_body" style:list-style-name="L5"/>
    <style:style style:name="P71" style:family="paragraph" style:parent-style-name="Text_20_body" style:list-style-name="L5">
      <style:text-properties officeooo:rsid="003a729b" fo:background-color="transparent"/>
    </style:style>
    <style:style style:name="P72" style:family="paragraph" style:parent-style-name="Text_20_body" style:list-style-name="L5">
      <style:text-properties fo:background-color="transparent"/>
    </style:style>
    <style:style style:name="P73" style:family="paragraph" style:parent-style-name="Text_20_body" style:list-style-name="L6"/>
    <style:style style:name="P74" style:family="paragraph" style:parent-style-name="Text_20_body" style:list-style-name="L1">
      <style:text-properties officeooo:rsid="004dd2d2" officeooo:paragraph-rsid="004dd2d2"/>
    </style:style>
    <style:style style:name="P75" style:family="paragraph" style:parent-style-name="Text_20_body">
      <style:text-properties fo:language="fr" fo:country="FR" officeooo:rsid="00112714" officeooo:paragraph-rsid="00112714" fo:background-color="transparent"/>
    </style:style>
    <style:style style:name="P76" style:family="paragraph" style:parent-style-name="Text_20_body">
      <style:text-properties fo:language="fr" fo:country="FR" officeooo:rsid="004f9d58" officeooo:paragraph-rsid="004f9d58" fo:background-color="transparent"/>
    </style:style>
    <style:style style:name="P77" style:family="paragraph" style:parent-style-name="Text_20_body">
      <style:text-properties officeooo:paragraph-rsid="004f9d58"/>
    </style:style>
    <style:style style:name="P78" style:family="paragraph" style:parent-style-name="Text_20_body">
      <style:text-properties officeooo:paragraph-rsid="0012207d"/>
    </style:style>
    <style:style style:name="P79" style:family="paragraph" style:parent-style-name="Heading_20_4">
      <style:text-properties fo:language="fr" fo:country="FR" officeooo:paragraph-rsid="0012207d"/>
    </style:style>
    <style:style style:name="P80" style:family="paragraph" style:parent-style-name="Heading_20_4">
      <style:text-properties officeooo:paragraph-rsid="00453a37"/>
    </style:style>
    <style:style style:name="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340628" style:font-weight-asian="bold" style:font-weight-complex="bold"/>
    </style:style>
    <style:style style:name="T9" style:family="text">
      <style:text-properties fo:font-weight="bold" officeooo:rsid="003a729b" style:font-weight-asian="bold" style:font-weight-complex="bold"/>
    </style:style>
    <style:style style:name="T10" style:family="text">
      <style:text-properties fo:font-weight="bold" officeooo:rsid="0043723c" style:font-weight-asian="bold" style:font-weight-complex="bold"/>
    </style:style>
    <style:style style:name="T11" style:family="text">
      <style:text-properties fo:font-weight="bold" officeooo:rsid="00719988" style:font-weight-asian="bold" style:font-weight-complex="bold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3a729b" fo:background-color="transparent" loext:char-shading-value="0"/>
    </style:style>
    <style:style style:name="T14" style:family="text">
      <style:text-properties officeooo:rsid="00103c23"/>
    </style:style>
    <style:style style:name="T15" style:family="text">
      <style:text-properties officeooo:rsid="002e03b8"/>
    </style:style>
    <style:style style:name="T16" style:family="text">
      <style:text-properties officeooo:rsid="002f6506"/>
    </style:style>
    <style:style style:name="T17" style:family="text">
      <style:text-properties officeooo:rsid="003138d3"/>
    </style:style>
    <style:style style:name="T18" style:family="text">
      <style:text-properties officeooo:rsid="0032d14d"/>
    </style:style>
    <style:style style:name="T19" style:family="text">
      <style:text-properties officeooo:rsid="0032e14d"/>
    </style:style>
    <style:style style:name="T20" style:family="text">
      <style:text-properties officeooo:rsid="003453eb"/>
    </style:style>
    <style:style style:name="T21" style:family="text">
      <style:text-properties officeooo:rsid="0035e4a1"/>
    </style:style>
    <style:style style:name="T22" style:family="text">
      <style:text-properties officeooo:rsid="003a729b"/>
    </style:style>
    <style:style style:name="T23" style:family="text">
      <style:text-properties officeooo:rsid="003b8f9a"/>
    </style:style>
    <style:style style:name="T24" style:family="text">
      <style:text-properties officeooo:rsid="0040ef49"/>
    </style:style>
    <style:style style:name="T25" style:family="text">
      <style:text-properties officeooo:rsid="0043723c"/>
    </style:style>
    <style:style style:name="T26" style:family="text">
      <style:text-properties officeooo:rsid="00453a37"/>
    </style:style>
    <style:style style:name="T27" style:family="text">
      <style:text-properties officeooo:rsid="0049c782"/>
    </style:style>
    <style:style style:name="T28" style:family="text">
      <style:text-properties officeooo:rsid="004dd2d2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03c23" style:font-weight-asian="normal" style:font-weight-complex="normal"/>
    </style:style>
    <style:style style:name="T31" style:family="text">
      <style:text-properties officeooo:rsid="00686e01"/>
    </style:style>
    <style:style style:name="T32" style:family="text">
      <style:text-properties officeooo:rsid="004f9d58"/>
    </style:style>
    <style:style style:name="T33" style:family="text">
      <style:text-properties fo:font-variant="normal" fo:text-transform="none" fo:color="#840032" style:text-line-through-style="none" style:text-line-through-type="none" style:font-name="Open Sans1" fo:font-size="11.25pt" fo:letter-spacing="normal" fo:font-style="normal" style:text-underline-style="none" fo:font-weight="bold" style:text-blinking="false"/>
    </style:style>
    <style:style style:name="T34" style:family="text">
      <style:text-properties fo:font-variant="normal" fo:text-transform="none" fo:color="#840032" style:text-line-through-style="none" style:text-line-through-type="none" style:font-name="Open Sans2" fo:font-size="11.25pt" fo:letter-spacing="normal" fo:font-style="normal" style:text-underline-style="none" fo:font-weight="bold" style:text-blinking="false"/>
    </style:style>
    <style:style style:name="T35" style:family="text">
      <style:text-properties fo:font-variant="normal" fo:text-transform="none" fo:color="#840032" style:text-line-through-style="none" style:text-line-through-type="none" style:font-name="Open Sans2" fo:font-size="11pt" fo:letter-spacing="normal" fo:font-style="normal" style:text-underline-style="none" fo:font-weight="bold" style:text-blinking="false" style:font-size-asian="11pt" style:font-size-complex="11pt"/>
    </style:style>
    <style:style style:name="T36" style:family="text">
      <style:text-properties style:font-name="Open Sans2"/>
    </style:style>
    <style:style style:name="T37" style:family="text">
      <style:text-properties style:font-name="Open Sans2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OC Pizza</text:user-defined></text:p>
            <text:p text:style-name="P10"/>
            <text:p text:style-name="P10"><text:user-defined style:data-style-name="N0" text:name="Projet">Développement du système informatique d'un groupe de pizzerias</text:user-defined></text:p>
            <text:p text:style-name="P8"/>
            <text:p text:style-name="P9"><text:title>Dossier d'exploitation</text:title></text:p>
            <text:p text:style-name="P8"/>
            <text:p text:style-name="P8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J. Rouzic</text:user-defined></text:p>
            <text:p text:style-name="P11"><text:user-defined style:data-style-name="N0" text:name="Auteur_Role">Développeur</text:user-defined></text:p>
          </table:table-cell>
        </table:table-row>
      </table:table>
      <text:p text:style-name="P14"/>
      <text:p text:style-name="P13"/>
      <text:p text:style-name="P4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1">1 -Versions<text:tab/>4</text:p>
          <text:p text:style-name="P51">2 -Introduction<text:tab/>5</text:p>
          <text:p text:style-name="P52">2.1 -Objet du document<text:tab/>5</text:p>
          <text:p text:style-name="P52">2.2 -Références<text:tab/>5</text:p>
          <text:p text:style-name="P51">3 -Pré-requis<text:tab/>6</text:p>
          <text:p text:style-name="P52">3.1 -Système<text:tab/>6</text:p>
          <text:p text:style-name="P50">3.1.1 -Serveur de Base de données<text:tab/>6</text:p>
          <text:p text:style-name="P53">3.1.1.1 -Caractéristiques techniques<text:tab/>6</text:p>
          <text:p text:style-name="P50">3.1.2 -Serveur Web<text:tab/>6</text:p>
          <text:p text:style-name="P53">3.1.2.1 -Caractéristiques techniques<text:tab/>6</text:p>
          <text:p text:style-name="P50">3.1.3 -Serveur de Batches<text:tab/>6</text:p>
          <text:p text:style-name="P50">3.1.4 -Serveur de Fichiers<text:tab/>6</text:p>
          <text:p text:style-name="P52">3.2 -Bases de données<text:tab/>6</text:p>
          <text:p text:style-name="P52">3.3 -Web-services<text:tab/>6</text:p>
          <text:p text:style-name="P52">3.4 -Autres Ressources<text:tab/>6</text:p>
          <text:p text:style-name="P51">4 -Procédure de déploiement<text:tab/>7</text:p>
          <text:p text:style-name="P52">4.1 -Déploiement des Batches<text:tab/>7</text:p>
          <text:p text:style-name="P50">4.1.1 -Artefacts<text:tab/>7</text:p>
          <text:p text:style-name="P50">4.1.2 -Variables d'environnement<text:tab/>7</text:p>
          <text:p text:style-name="P50">4.1.3 -Configuration<text:tab/>7</text:p>
          <text:p text:style-name="P53">4.1.3.1 -Fichier xxx.yyy<text:tab/>8</text:p>
          <text:p text:style-name="P53">4.1.3.2 -Fichier zzz.ttt<text:tab/>8</text:p>
          <text:p text:style-name="P53">4.1.3.3 -Fichier ...<text:tab/>8</text:p>
          <text:p text:style-name="P50">4.1.4 -Ressources<text:tab/>8</text:p>
          <text:p text:style-name="P50">4.1.5 -Vérifications<text:tab/>8</text:p>
          <text:p text:style-name="P52">4.2 -Déploiement de l'Application Web<text:tab/>9</text:p>
          <text:p text:style-name="P50">4.2.1 -Artefacts<text:tab/>9</text:p>
          <text:p text:style-name="P50">4.2.2 -Environnement de l’application web<text:tab/>9</text:p>
          <text:p text:style-name="P53">4.2.2.1 -Variables d’environnement<text:tab/>9</text:p>
          <text:p text:style-name="P50">4.2.3 -Répertoire de configuration applicatif<text:tab/>9</text:p>
          <text:p text:style-name="P53">4.2.3.1 -Fichier xxx.yyy<text:tab/>9</text:p>
          <text:p text:style-name="P50">4.2.4 -DataSources<text:tab/>9</text:p>
          <text:p text:style-name="P50">4.2.5 -Ressources<text:tab/>10</text:p>
          <text:p text:style-name="P50">4.2.6 -Vérifications<text:tab/>10</text:p>
          <text:p text:style-name="P51">5 -Procédure de démarrage / arrêt<text:tab/>11</text:p>
          <text:p text:style-name="P52">5.1 -Base de données<text:tab/>11</text:p>
          <text:p text:style-name="P52">5.2 -Batches<text:tab/>11</text:p>
          <text:p text:style-name="P52">5.3 -Application web<text:tab/>11</text:p>
          <text:p text:style-name="P51">6 -Procédure de mise à jour<text:tab/>12</text:p>
          <text:p text:style-name="P52">6.1 -Base de données<text:tab/>12</text:p>
          <text:p text:style-name="P52">6.2 -Batches<text:tab/>12</text:p>
          <text:p text:style-name="P52">6.3 -Application web<text:tab/>12</text:p>
          <text:p text:style-name="P51">7 -Supervision/Monitoring<text:tab/>13</text:p>
          <text:p text:style-name="P52">7.1 -Supervision de l’application web<text:tab/>13</text:p>
          <text:p text:style-name="P51">8 -Procédure de sauvegarde et restauration<text:tab/>14</text:p>
          <text:p text:style-name="P51">9 -Glossaire<text:tab/>15</text:p>
        </text:index-body>
      </text:table-of-content>
      <text:p text:style-name="P44"/>
      <text:p text:style-name="P44"/>
      <text:h text:style-name="P60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49">Auteur</text:p>
          </table:table-cell>
          <table:table-cell table:style-name="Tableau7.A1" office:value-type="string">
            <text:p text:style-name="P49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49">Version</text:p>
          </table:table-cell>
        </table:table-row>
        <table:table-row table:style-name="Tableau7.2">
          <table:table-cell table:style-name="Tableau7.A2" office:value-type="string">
            <text:p text:style-name="P54">J. Rouzic</text:p>
          </table:table-cell>
          <table:table-cell table:style-name="Tableau7.B2" office:value-type="string">
            <text:p text:style-name="P22"><text:span text:style-name="T31">06</text:span>/<text:span text:style-name="T31">05</text:span>/<text:span text:style-name="T31">2019</text:span>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54">1</text:p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</table:table>
      <text:p text:style-name="P45"/>
      <text:p text:style-name="P33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15">dossier d’exploitation </text:span>de l'application <text:span text:style-name="T28">OC-Pizza</text:span></text:p>
      <text:h text:style-name="Heading_20_2" text:outline-level="2">Références</text:h>
      <text:p text:style-name="Text_20_body">Pour de plus amples informations, se référer :</text:p>
      <text:list xml:id="list3063085297" text:style-name="L1">
        <text:list-item>
          <text:p text:style-name="P74"><text:span text:style-name="T6">D</text:span><text:span text:style-name="T11">oc</text:span><text:span text:style-name="T6"> </text:span><text:span text:style-name="T7">2 - Dossier de conception </text:span><text:span text:style-name="T6">fonctionnelle</text:span><text:span text:style-name="T7">.odt</text:span><text:span text:style-name="T6"> : </text:span><text:span text:style-name="T29">Dossier de </text:span><text:span text:style-name="T30">conception</text:span><text:span text:style-name="T29"> fonctionnelle de l'application</text:span></text:p>
        </text:list-item>
        <text:list-item>
          <text:p text:style-name="P66"><text:span text:style-name="T6">D</text:span><text:span text:style-name="T11">oc</text:span><text:span text:style-name="T6"> </text:span><text:span text:style-name="T7">2 - Dossier de conception technique.odt</text:span> : Dossier de <text:span text:style-name="T14">conception</text:span> technique de l'application</text:p>
        </text:list-item>
        <text:list-item>
          <text:p text:style-name="P66"><text:span text:style-name="T11">Doc 4 - PV Livraison</text:span></text:p>
        </text:list-item>
      </text:list>
      <text:h text:style-name="P58" text:outline-level="1">Pré-requis</text:h>
      <text:h text:style-name="Heading_20_2" text:outline-level="2">Système</text:h>
      <text:h text:style-name="Heading_20_3" text:outline-level="3">Serveur de Base de données</text:h>
      <text:p text:style-name="P77"><text:span text:style-name="T32">L’herbegeur choisit est clever-cloud : </text:span><text:a xlink:type="simple" xlink:href="http://clever-cloud.com/" office:target-frame-name="_blank" xlink:show="new" text:style-name="Internet_20_link" text:visited-style-name="Visited_20_Internet_20_Link"><text:span text:style-name="T35">http://clever-cloud.com/</text:span></text:a><text:span text:style-name="T37"> </text:span></text:p>
      <text:p text:style-name="P34"><text:span text:style-name="T29">Serveur de base de données : </text:span><text:span text:style-name="T32">addon clever-cloud pour postgreSQL</text:span></text:p>
      <text:h text:style-name="Heading_20_4" text:outline-level="4">Caractéristiques techniques</text:h>
      <text:p text:style-name="P75"/>
      <text:p text:style-name="P76"><text:span text:style-name="T29">Nom de la solution chez clever-cloud : </text:span>XS Big Space</text:p>
      <text:p text:style-name="P76">Type de serveur : serveur dédié</text:p>
      <text:p text:style-name="P76">Système de log : oui</text:p>
      <text:p text:style-name="P76">Taille maximale de la base de donnée : 15GB</text:p>
      <text:p text:style-name="P76">Maximum de connections : 75</text:p>
      <text:p text:style-name="P76">Mémoire vive : 1GB</text:p>
      <text:h text:style-name="Heading_20_3" text:outline-level="3">Serveur Web</text:h>
      <text:p text:style-name="P34">Serveur physique ou virtuel hébergeant l'application web.</text:p>
      <text:h text:style-name="P79" text:outline-level="4">Caractéristiques techniques</text:h>
      <text:p text:style-name="P78"/>
      <text:h text:style-name="Heading_20_2" text:outline-level="2">Bases de données</text:h>
      <text:p text:style-name="Text_20_body">Les bases de données et schémas suivants doivent être accessibles et à jour :</text:p>
      <text:list xml:id="list1365591139" text:style-name="L2">
        <text:list-item>
          <text:p text:style-name="P67"><text:span text:style-name="T6">… :</text:span> <text:span text:style-name="T16">version XXX</text:span></text:p>
        </text:list-item>
      </text:list>
      <text:p text:style-name="P35"/>
      <text:h text:style-name="P58" text:outline-level="1">Procédure de déploiement</text:h>
      <text:h text:style-name="Heading_20_2" text:outline-level="2">Déploiement des Batches</text:h>
      <text:h text:style-name="Heading_20_3" text:outline-level="3">Artefacts</text:h>
      <text:p text:style-name="Text_20_body">Les batches de <text:span text:style-name="T19">l’application Xxx</text:span> sont construits sous la forme d'une archive ZIP contenant les répertoires :</text:p>
      <text:list xml:id="list3955780719" text:style-name="L4">
        <text:list-item>
          <text:p text:style-name="P69"><text:span text:style-name="T6">bin</text:span> : les scripts SH de lancement des différents batches</text:p>
        </text:list-item>
        <text:list-item>
          <text:p text:style-name="P69"><text:span text:style-name="T6">conf</text:span> : les fichiers de configuration</text:p>
        </text:list-item>
        <text:list-item>
          <text:p text:style-name="P69"><text:span text:style-name="T6">...</text:span> : ...</text:p>
        </text:list-item>
      </text:list>
      <text:p text:style-name="Text_20_body"/>
      <text:p text:style-name="Text_20_body"><text:span text:style-name="T20">Extraire l</text:span>'archive <text:span text:style-name="T8">XXX</text:span><text:span text:style-name="T6">.zip</text:span> dans le répertoire :</text:p>
      <text:p text:style-name="P47">/xxx/yyy</text:p>
      <text:p text:style-name="Text_20_body"><text:span text:style-name="T20">Positionner l</text:span>es droits d'exécution sur les scripts SH de lancement des batches.</text:p>
      <text:p text:style-name="Text_20_body">….</text:p>
      <text:h text:style-name="Heading_20_3" text:outline-level="3">Variables d'environnement</text:h>
      <text:p text:style-name="P36">Voici les variables d'environnement reconnues par les batches de <text:span text:style-name="T17">l’application XXX 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49">Nom</text:p>
          </table:table-cell>
          <table:table-cell table:style-name="Tableau2.A1" office:value-type="string">
            <text:p text:style-name="P49">Obligatoire</text:p>
          </table:table-cell>
          <table:table-cell table:style-name="Tableau2.C1" office:value-type="string">
            <text:p text:style-name="Tableau_20_entête">Description</text:p>
          </table:table-cell>
        </table:table-row>
        <table:table-row>
          <table:table-cell table:style-name="Tableau2.A3" office:value-type="string">
            <text:p text:style-name="P27">XXX_HOME</text:p>
          </table:table-cell>
          <table:table-cell table:style-name="Tableau2.B3" office:value-type="string">
            <text:p text:style-name="P23">non</text:p>
          </table:table-cell>
          <table:table-cell table:style-name="Tableau2.C3" office:value-type="string">
            <text:p text:style-name="P26">Répertoire racine d<text:span text:style-name="T21">e l’installation de l’application</text:span></text:p>
          </table:table-cell>
        </table:table-row>
        <table:table-row>
          <table:table-cell table:style-name="Tableau2.A3" office:value-type="string">
            <text:p text:style-name="P27"/>
          </table:table-cell>
          <table:table-cell table:style-name="Tableau2.B3" office:value-type="string">
            <text:p text:style-name="P23"/>
          </table:table-cell>
          <table:table-cell table:style-name="Tableau2.C3" office:value-type="string">
            <text:p text:style-name="P26"/>
          </table:table-cell>
        </table:table-row>
      </table:table>
      <text:p text:style-name="P36"/>
      <text:p text:style-name="P38">Définissez les variables d’environnement nécessaires <text:span text:style-name="T22">comme ceci...</text:span></text:p>
      <text:p text:style-name="P38">...</text:p>
      <text:h text:style-name="Heading_20_3" text:outline-level="3">Configuration</text:h>
      <text:p text:style-name="Text_20_body">Voici les différents fichiers de configuration :</text:p>
      <text:list xml:id="list1663086130" text:style-name="L5">
        <text:list-item>
          <text:p text:style-name="P70"><text:span text:style-name="T9">xxx.yyy</text:span> : fichier de configuration des logs</text:p>
        </text:list-item>
        <text:list-item>
          <text:p text:style-name="P70"><text:span text:style-name="T9">zzz</text:span><text:span text:style-name="T6">.</text:span><text:span text:style-name="T9">ttt</text:span> : fichier de configuration de l'application...</text:p>
        </text:list-item>
        <text:list-item>
          <text:p text:style-name="P70"><text:span text:style-name="T9">aaa</text:span> : <text:span text:style-name="T12">fichier de configuration de la </text:span><text:span text:style-name="T13">ressources XXX</text:span></text:p>
        </text:list-item>
        <text:list-item>
          <text:p text:style-name="P71">...</text:p>
        </text:list-item>
        <text:list-item>
          <text:p text:style-name="P72"/>
        </text:list-item>
      </text:list>
      <text:h text:style-name="Heading_20_4" text:outline-level="4"><text:soft-page-break/>Fichier <text:span text:style-name="T22">xxx</text:span>.<text:span text:style-name="T22">yyy</text:span></text:h>
      <text:p text:style-name="Text_20_body">…</text:p>
      <text:h text:style-name="Heading_20_4" text:outline-level="4">Fichier <text:span text:style-name="T22">zzz</text:span>.<text:span text:style-name="T22">ttt</text:span></text:h>
      <text:p text:style-name="Text_20_body">...</text:p>
      <text:h text:style-name="Heading_20_4" text:outline-level="4">Fichier ...</text:h>
      <text:p text:style-name="Text_20_body"/>
      <text:h text:style-name="P63" text:outline-level="3">Ressources</text:h>
      <text:p text:style-name="P43">...</text:p>
      <text:h text:style-name="Heading_20_3" text:outline-level="3">Vérifications</text:h>
      <text:p text:style-name="P40">Afin de vérifier le bon déploiement des batches, faire ceci…</text:p>
      <text:p text:style-name="P40"/>
      <text:h text:style-name="P62" text:outline-level="2">Déploiement de l'Application Web</text:h>
      <text:h text:style-name="Heading_20_3" text:outline-level="3">Artefacts</text:h>
      <text:p text:style-name="Text_20_body">...</text:p>
      <text:h text:style-name="Heading_20_3" text:outline-level="3">Environnement de l’application web</text:h>
      <text:h text:style-name="Heading_20_4" text:outline-level="4">Variables <text:span text:style-name="T25">d’environnement</text:span></text:h>
      <text:p text:style-name="P36">Le serveur d'application JOnAS doit être exécuté avec la variable d'environnement suivante définie au démarrage. Elle est nécessaire afin de récupérer le répertoire contenant les fichiers de configuration de l'application :</text:p>
      <text:p text:style-name="P46">-D<text:span text:style-name="T25">com</text:span>.<text:span text:style-name="T25">ocpizza.apps</text:span>.conf=$home_application_conf_directory</text:p>
      <text:p text:style-name="P36"/>
      <text:p text:style-name="P36">INFO : il ne faut pas mettre de « / » à la fin de la valeur de la variable et ne pas utiliser d'espace dans le chemin.</text:p>
      <text:h text:style-name="P64" text:outline-level="3">Répertoire de configuration applicatif</text:h>
      <text:p text:style-name="P36">Le répertoire de configuration applicatif doit être créé sur le <text:span text:style-name="T25">système de fichier</text:span> et définit de la façon suivante :</text:p>
      <text:p text:style-name="P46">$home_application_conf_directory/<text:span text:style-name="T25">applicationX</text:span></text:p>
      <text:p text:style-name="Text_20_body">… <text:span text:style-name="T26">fichiers de configuration… :</text:span></text:p>
      <text:list xml:id="list2799757988" text:style-name="L6">
        <text:list-item>
          <text:p text:style-name="P73">...</text:p>
        </text:list-item>
      </text:list>
      <text:h text:style-name="P80" text:outline-level="4">Fichier <text:span text:style-name="T22">xxx</text:span>.<text:span text:style-name="T22">yyy</text:span></text:h>
      <text:p text:style-name="Text_20_body">...</text:p>
      <text:h text:style-name="P64" text:outline-level="3">Data<text:span text:style-name="T25">S</text:span>ources</text:h>
      <text:p text:style-name="P37">Les accès aux bases de données doivent se configurer à l'aide des fichiers…</text:p>
      <text:p text:style-name="P37"/>
      <text:p text:style-name="P42">Le fichier de drivers <text:span text:style-name="T10">postgresql</text:span><text:span text:style-name="T6"> (</text:span><text:span text:style-name="T10">postgresql</text:span><text:span text:style-name="T6">-</text:span><text:span text:style-name="T10">9</text:span><text:span text:style-name="T6">.2.</text:span><text:span text:style-name="T10">x</text:span><text:span text:style-name="T6">.)</text:span> doit être déposé dans le répertoire :</text:p>
      <text:p text:style-name="P46">$home_<text:span text:style-name="T25">server</text:span>/lib/ext</text:p>
      <text:p text:style-name="Text_20_body">...</text:p>
      <text:h text:style-name="P64" text:outline-level="3">Ressources</text:h>
      <text:p text:style-name="P36">...</text:p>
      <text:h text:style-name="P65" text:outline-level="3"><text:soft-page-break/>Vérifications</text:h>
      <text:p text:style-name="P41">Afin de vérifier le bon déploiement de <text:span text:style-name="T27">l’application</text:span>, faire ceci…</text:p>
      <text:p text:style-name="P41"/>
      <text:h text:style-name="P59" text:outline-level="1">Procédure de démarrage / arrêt</text:h>
      <text:h text:style-name="Heading_20_2" text:outline-level="2">Base de données</text:h>
      <text:p text:style-name="Text_20_body"/>
      <text:h text:style-name="Heading_20_2" text:outline-level="2">Application web</text:h>
      <text:h text:style-name="Heading_20_1" text:outline-level="1">Procédure de mise à jour</text:h>
      <text:h text:style-name="Heading_20_2" text:outline-level="2"><text:span text:style-name="T24">B</text:span>ase de données</text:h>
      <text:p text:style-name="Text_20_body"/>
      <text:h text:style-name="Heading_20_2" text:outline-level="2"><text:span text:style-name="T24">A</text:span>pplication web</text:h>
      <text:h text:style-name="Heading_20_1" text:outline-level="1"><text:span text:style-name="T23">Supervision</text:span>/Monitoring</text:h>
      <text:h text:style-name="P61" text:outline-level="2"><text:span text:style-name="T23">Supervision</text:span> de l’application web</text:h>
      <text:p text:style-name="P39">Afin de tester que l’application web est toujours fonctionnelles, faire ceci…</text:p>
      <text:p text:style-name="P39"/>
      <text:h text:style-name="Heading_20_1" text:outline-level="1">Procédure de sauvegarde <text:span text:style-name="T23">et restauration</text:span></text:h>
      <text:p text:style-name="Text_20_body"/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4"/>
          </table:table-cell>
          <table:table-cell table:style-name="Tableau1.B1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4"/>
          </table:table-cell>
          <table:table-cell table:style-name="Tableau1.B2" office:value-type="string">
            <text:p text:style-name="P25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 Sans1" svg:font-family="'Open Sans', sans-serif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 Sans2" svg:font-family="'Open Sans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4acf49" officeooo:paragraph-rsid="004acf49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MotoDev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Développement du système informatique d'un groupe de pizzerias</text:user-defined></text:p>
              <text:p text:style-name="MP4"><text:title>Dossier d'exploitation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06/05/2019</text:user-defined></text:p>
              <text:p text:style-name="MP5">Page : <text:page-number text:select-page="current">14</text:page-number><text:s/>/ <text:page-count>14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4" text:anchor-type="paragraph" svg:x="0.026cm" svg:y="0.03cm" svg:width="0.609cm" svg:height="0.609cm" draw:z-index="0"><draw:image xlink:href="Pictures/100000000000009400000094B3249DA71363AE1A.jpg" xlink:type="simple" xlink:show="embed" xlink:actuate="onLoad" loext:mime-type="image/jpeg"/></draw:frame></text:p>
            </table:table-cell>
            <table:table-cell table:style-name="Tableau4.A1" office:value-type="string">
              <text:p text:style-name="MP8">&lt;LogoEntreprise&gt;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MotoDev</text:user-defined></text:p>
            </table:table-cell>
            <table:table-cell table:style-name="Tableau5.A1" office:value-type="string">
              <text:p text:style-name="MP10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5.2">
            <table:table-cell table:style-name="Tableau5.A1" office:value-type="string">
              <text:p text:style-name="MP11">Motodev.org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4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0.6.2$Windows_X86_64 LibreOffice_project/0c292870b25a325b5ed35f6b45599d2ea4458e77</meta:generator>
    <dc:title>Dossier d'exploitation</dc:title>
    <meta:document-statistic meta:table-count="8" meta:image-count="1" meta:object-count="0" meta:page-count="14" meta:paragraph-count="179" meta:word-count="882" meta:character-count="5402" meta:non-whitespace-character-count="4744"/>
    <meta:user-defined meta:name="Auteur">J. Rouzic</meta:user-defined>
    <meta:user-defined meta:name="Auteur_Role">Développeur</meta:user-defined>
    <meta:user-defined meta:name="Client">OC Pizza</meta:user-defined>
    <meta:user-defined meta:name="Entreprise">MotoDev</meta:user-defined>
    <meta:user-defined meta:name="Projet" meta:value-type="string">Développement du système informatique d'un groupe de pizzerias</meta:user-defined>
    <meta:user-defined meta:name="Version" meta:value-type="string">1.0</meta:user-defined>
    <meta:user-defined meta:name="Version_Date" meta:value-type="date">2019-05-06</meta:user-defined>
  </office:meta>
</office:document-meta>
</file>